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5C4E9B5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5cm" svg:height="18cm" svg:x="1cm" svg:y="1cm">
          <draw:image xlink:href="Pictures/10000000000005A000000365C4E9B5C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1:54:48.46</meta:creation-date>
    <dc:date>2010-01-18T13:20:49.46</dc:date>
    <meta:editing-duration>PT00H05M46S</meta:editing-duration>
    <meta:editing-cycles>3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